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ormattingConversionService.DefaultFormattingConversionService( boolean registerDefaultFormat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attingConversionService.DefaultFormattingConversionService( @ Nullable StringValueResolver embeddedValueResolver , boolean registerDefaultFormat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FormattingConversionService.DefaultFormatting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attingConversionService.addDefaultFormatters( FormatterRegistry formatter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